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5cm" fo:min-width="8.25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27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9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808080" draw:opacity="100%" draw:textarea-vertical-align="middle" fo:min-height="0.6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6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246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808080" draw:textarea-vertical-align="middle" fo:min-height="0.63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1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66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3.03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.3cm" fo:margin-right="0cm" fo:margin-top="0cm" fo:margin-bottom="0cm" fo:text-align="center" fo:text-indent="0cm"/>
    </style:style>
    <style:style style:name="P5" style:family="paragraph">
      <loext:graphic-properties draw:fill="solid" draw:fill-color="#808080" draw:opacity="100%"/>
      <style:paragraph-properties fo:margin-left="0.3cm" fo:margin-right="0cm" fo:margin-top="0cm" fo:margin-bottom="0cm" fo:text-align="center" fo:text-indent="0cm"/>
      <style:text-properties fo:color="#ffffff" loext:opacity="100%" fo:background-color="#808080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text-align="center" fo:text-indent="0cm"/>
      <style:text-properties fo:color="#ffffff" loext:opacity="100%" fo:background-color="#808080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8pt" fo:background-color="#808080" style:font-size-asian="8pt" style:font-size-complex="8pt"/>
    </style:style>
    <style:style style:name="T3" style:family="text">
      <style:text-properties fo:font-size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5983b0" loext:opacity="100%" fo:font-size="8pt" style:font-size-asian="8pt" style:font-size-complex="8pt"/>
    </style:style>
    <style:style style:name="T6" style:family="text">
      <style:text-properties fo:color="#5983b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8.75cm" svg:height="0.75cm" svg:x="1.75cm" svg:y="1.5cm">
          <text:p text:style-name="P1">CTRL + MMB SCROLL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779cm" svg:height="0.645cm" svg:x="1.25cm" svg:y="2.25cm">
          <draw:text-box>
            <text:p text:style-name="P1"><text:span text:style-name="T1">Scale timeline, graph editor in vertical and/or horizontal axis</text:span></text:p>
          </draw:text-box>
        </draw:frame>
        <draw:custom-shape draw:style-name="gr1" draw:text-style-name="P2" draw:layer="layout" svg:width="8.75cm" svg:height="0.75cm" svg:x="1.751cm" svg:y="3.25cm">
          <text:p text:style-name="P1">SHIFT + RMB SCROLL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95cm" svg:height="0.645cm" svg:x="3.5cm" svg:y="4cm">
          <draw:text-box>
            <text:p text:style-name="P1"><text:span text:style-name="T1">Scrub the timeline or graph editor </text:span></text:p>
          </draw:text-box>
        </draw:frame>
        <draw:frame draw:style-name="gr4" draw:text-style-name="P5" draw:layer="layout" svg:width="8.5cm" svg:height="0.887cm" svg:x="1.75cm" svg:y="9.591cm">
          <draw:text-box>
            <text:p text:style-name="P4"><text:span text:style-name="T2"><text:s/></text:span><text:span text:style-name="T2">Scrubbing – moving along the timeline of some time spanning event </text:span></text:p>
          </draw:text-box>
        </draw:frame>
        <draw:frame draw:style-name="gr5" draw:text-style-name="P6" draw:layer="layout" svg:width="11.163cm" svg:height="0.962cm" svg:x="11.587cm" svg:y="0.038cm">
          <draw:text-box>
            <text:p>Blender video sequencer cheat sheet </text:p>
          </draw:text-box>
        </draw:frame>
        <draw:frame draw:style-name="gr6" draw:text-style-name="P7" draw:layer="layout" svg:width="7.746cm" svg:height="0.569cm" svg:x="13.5cm" svg:y="1.5cm">
          <draw:text-box>
            <text:p><text:span text:style-name="T3">💡 </text:span><text:span text:style-name="T3">To constrain strips movement use MMB while dragging</text:span></text:p>
          </draw:text-box>
        </draw:frame>
        <draw:frame draw:style-name="gr7" draw:text-style-name="P9" draw:layer="layout" svg:width="8.5cm" svg:height="0.887cm" svg:x="1.75cm" svg:y="10.863cm">
          <draw:text-box>
            <text:p text:style-name="P8"><text:span text:style-name="T2">The higher the channel is the higher priority it has over other channels to display </text:span></text:p>
          </draw:text-box>
        </draw:frame>
        <draw:custom-shape draw:style-name="gr8" draw:text-style-name="P2" draw:layer="layout" svg:width="8.75cm" svg:height="0.75cm" svg:x="1.751cm" svg:y="5.005cm">
          <text:p text:style-name="P1">CTRL + HOME/E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9.271cm" svg:height="0.645cm" svg:x="1.5cm" svg:y="5.755cm">
          <draw:text-box>
            <text:p text:style-name="P1"><text:span text:style-name="T1">Set the render timespan of the start/end to current frame</text:span></text:p>
          </draw:text-box>
        </draw:frame>
        <draw:frame draw:style-name="gr10" draw:text-style-name="P7" draw:layer="layout" svg:width="11.672cm" svg:height="0.569cm" svg:x="13.5cm" svg:y="2cm">
          <draw:text-box>
            <text:p><text:span text:style-name="T3">💡 </text:span><text:span text:style-name="T3">Changing fame rate causes the strips (video or image sequences, etc) to align in time </text:span></text:p>
          </draw:text-box>
        </draw:frame>
        <draw:frame draw:style-name="gr11" draw:text-style-name="P6" draw:layer="layout" svg:width="5.126cm" svg:height="0.962cm" svg:x="27cm" svg:y="1.5cm">
          <draw:text-box>
            <text:p>Properties panel</text:p>
          </draw:text-box>
        </draw:frame>
        <draw:frame draw:style-name="gr12" draw:text-style-name="P10" draw:layer="layout" svg:width="14.212cm" svg:height="0.569cm" svg:x="27.039cm" svg:y="2.5cm">
          <draw:text-box>
            <text:p><text:span text:style-name="T4">💡 </text:span><text:span text:style-name="T4">Source subpanel </text:span><text:span text:style-name="T5">(7. from top)</text:span><text:span text:style-name="T4"> displays currently selected clip data such as video resolution and framerate </text:span></text:p>
          </draw:text-box>
        </draw:frame>
        <draw:frame draw:style-name="gr13" draw:text-style-name="P7" draw:layer="layout" svg:width="12.162cm" svg:height="0.569cm" svg:x="13.5cm" svg:y="2.5cm">
          <draw:text-box>
            <text:p><text:span text:style-name="T3">💡 </text:span><text:span text:style-name="T3">Use proxies for the preview to render faster </text:span><text:span text:style-name="T6"><text:s/>(can be enabled in the properties side panel) </text:span></text:p>
          </draw:text-box>
        </draw:frame>
        <draw:frame draw:style-name="gr14" draw:text-style-name="P10" draw:layer="layout" svg:width="13.534cm" svg:height="0.887cm" svg:x="27.038cm" svg:y="3.05cm">
          <draw:text-box>
            <text:p><text:span text:style-name="T4">💡 </text:span><text:span text:style-name="T4">Each strip can have a distinct color tag, which can be changed by using the “palette” icon <text:s/>on the top </text:span><text:span text:style-name="T4"><text:line-break/></text:span><text:span text:style-name="T4"> <text:s text:c="4"/>right corner of the properties panel </text:span></text:p>
          </draw:text-box>
        </draw:frame>
        <draw:custom-shape draw:style-name="gr8" draw:text-style-name="P2" draw:layer="layout" svg:width="8.75cm" svg:height="0.75cm" svg:x="1.751cm" svg:y="6.75cm">
          <text:p text:style-name="P1">K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9.525cm" svg:height="0.645cm" svg:x="1.475cm" svg:y="7.5cm">
          <draw:text-box>
            <text:p text:style-name="P1"><text:span text:style-name="T1">Cut the selected strips at the position of the current frame </text:span></text:p>
          </draw:text-box>
        </draw:frame>
        <draw:frame draw:style-name="gr16" draw:text-style-name="P11" draw:layer="layout" svg:width="9.5cm" svg:height="1.841cm" svg:x="1.5cm" svg:y="7.855cm">
          <draw:text-box>
            <text:p text:style-name="P1"><text:span text:style-name="T4">After the operation is done the result stripes ha selected depending on where the mouse was positioned before, either</text:span></text:p>
            <text:p text:style-name="P1"><text:span text:style-name="T4"><text:s/></text:span><text:span text:style-name="T4">the stripes on the left <text:s/>are selected if the mouse <text:s/>was to the left side of the current frame <text:s/>position or - analogously - on the right side </text:span></text:p>
            <text:p text:style-name="P1"><text:span text:style-name="T4"/></text:p>
          </draw:text-box>
        </draw:frame>
        <draw:frame draw:style-name="gr17" draw:text-style-name="P7" draw:layer="layout" svg:width="6.17cm" svg:height="0.569cm" svg:x="13.5cm" svg:y="3cm">
          <draw:text-box>
            <text:p><text:span text:style-name="T3">💡 </text:span><text:span text:style-name="T3">Blade tool can’t cut multiple strips at once </text:span></text:p>
          </draw:text-box>
        </draw:frame>
        <draw:frame draw:style-name="gr17" draw:text-style-name="P7" draw:layer="layout" svg:width="10.712cm" svg:height="0.569cm" svg:x="15.33cm" svg:y="5.181cm">
          <draw:text-box>
            <text:p><text:span text:style-name="T3">➡️ </text:span><text:span text:style-name="T3">the strip <text:s/>selection comprises of either the whole strip or one of it’s boundaries </text:span></text:p>
          </draw:text-box>
        </draw:frame>
        <draw:frame draw:style-name="gr18" draw:text-style-name="P6" draw:layer="layout" svg:width="3.644cm" svg:height="0.962cm" svg:x="15cm" svg:y="4.25cm">
          <draw:text-box>
            <text:p>Key point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4T15:28:22.970000000</meta:creation-date>
    <dc:date>2025-01-25T11:28:24.098000000</dc:date>
    <meta:editing-duration>PT49M58S</meta:editing-duration>
    <meta:editing-cycles>6</meta:editing-cycles>
    <meta:generator>LibreOffice/24.8.4.2$Windows_X86_64 LibreOffice_project/bb3cfa12c7b1bf994ecc5649a80400d06cd71002</meta:generator>
    <meta:document-statistic meta:object-count="21"/>
  </office:meta>
</office:document-meta>
</file>